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padding-left="0.1799in" fo:padding-right="0.0403in" fo:padding-top="0.0403in" fo:padding-bottom="0.0403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padding-left="0.1799in" fo:padding-right="0.0403in" fo:padding-top="0.0403in" fo:padding-bottom="0.0403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-left="0.1799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486776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5636d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ffffff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0ae359" style:font-size-asian="8.75pt" style:font-size-complex="10pt"/>
    </style:style>
    <style:style style:name="P5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5ba9f6" style:font-size-asian="8.75pt" style:font-size-complex="10pt"/>
    </style:style>
    <style:style style:name="P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636d4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cfac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190fb" officeooo:paragraph-rsid="00569ac4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69ac4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a2c6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0ddb0c" officeooo:paragraph-rsid="003895b9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895b9" officeooo:paragraph-rsid="003895b9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836d6" officeooo:paragraph-rsid="005836d6" style:font-size-asian="8.75pt" style:font-size-complex="10pt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121ef8" officeooo:paragraph-rsid="000ae359" style:font-size-asian="8.75pt" style:font-size-complex="10pt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cfacd" officeooo:paragraph-rsid="005cfac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3443de" officeooo:paragraph-rsid="005cfac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22aaa" officeooo:paragraph-rsid="000ae359" style:font-size-asian="10pt" style:font-size-complex="10pt"/>
    </style:style>
    <style:style style:name="P2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4dcdb8" officeooo:paragraph-rsid="004d63ce" style:font-size-asian="3.5pt" style:font-style-asian="normal" style:font-weight-asian="normal" style:font-size-complex="4pt" style:font-style-complex="normal" style:font-weight-complex="normal"/>
    </style:style>
    <style:style style:name="P2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5636d4" style:font-size-asian="3.5pt" style:font-weight-asian="normal" style:font-size-complex="4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5cfacd" style:font-size-asian="3.5pt" style:font-weight-asian="normal" style:font-size-complex="4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d72e4" officeooo:paragraph-rsid="005cfacd" style:font-size-asian="3.5pt" style:font-weight-asian="normal" style:font-size-complex="4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2pt" fo:font-weight="bold" officeooo:rsid="0055b9bf" officeooo:paragraph-rsid="000ae359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f86a0b" officeooo:paragraph-rsid="000ae359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5e55e9" officeooo:paragraph-rsid="005e55e9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5cfacd" officeooo:paragraph-rsid="005cfacd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1900ea" officeooo:paragraph-rsid="000ae359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DejaVu Sans" officeooo:paragraph-rsid="005cfacd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DejaVu Sans" officeooo:paragraph-rsid="006005c9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5cfacd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line-height="100%" fo:text-align="center" style:justify-single-word="false"/>
      <style:text-properties style:use-window-font-color="true" style:font-name="DejaVu Sans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39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rsid="00588a16" officeooo:paragraph-rsid="00588a16"/>
    </style:style>
    <style:style style:name="P40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paragraph-rsid="00588a16"/>
    </style:style>
    <style:style style:name="P41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5cfacd"/>
    </style:style>
    <style:style style:name="P42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41d104"/>
    </style:style>
    <style:style style:name="P43" style:family="paragraph" style:parent-style-name="Table_20_Contents" style:list-style-name="L3">
      <style:paragraph-properties fo:line-height="100%" fo:text-align="start" style:justify-single-word="false"/>
      <style:text-properties style:font-name="DejaVu Sans" officeooo:paragraph-rsid="004dcdb8"/>
    </style:style>
    <style:style style:name="P44" style:family="paragraph" style:parent-style-name="Table_20_Contents" style:list-style-name="L4">
      <style:paragraph-properties fo:line-height="100%" fo:text-align="start" style:justify-single-word="false"/>
      <style:text-properties style:font-name="DejaVu Sans" officeooo:paragraph-rsid="00484d34"/>
    </style:style>
    <style:style style:name="P45" style:family="paragraph" style:parent-style-name="Table_20_Contents" style:list-style-name="L6">
      <style:paragraph-properties fo:line-height="100%" fo:text-align="start" style:justify-single-word="false"/>
      <style:text-properties style:font-name="DejaVu Sans" officeooo:paragraph-rsid="005cfacd"/>
    </style:style>
    <style:style style:name="P46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9c312" officeooo:paragraph-rsid="0049c312"/>
    </style:style>
    <style:style style:name="P47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baf64" officeooo:paragraph-rsid="004dcdb8"/>
    </style:style>
    <style:style style:name="P48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d63ce" officeooo:paragraph-rsid="004d63ce"/>
    </style:style>
    <style:style style:name="P49" style:family="paragraph" style:parent-style-name="Table_20_Contents" style:list-style-name="L5">
      <style:paragraph-properties fo:line-height="100%" fo:text-align="start" style:justify-single-word="false"/>
      <style:text-properties style:font-name="DejaVu Sans" officeooo:rsid="004dcdb8" officeooo:paragraph-rsid="005664f1"/>
    </style:style>
    <style:style style:name="P50" style:family="paragraph" style:parent-style-name="Table_20_Contents" style:list-style-name="L3">
      <style:paragraph-properties fo:line-height="100%" fo:text-align="start" style:justify-single-word="false"/>
      <style:text-properties officeooo:paragraph-rsid="0041d104"/>
    </style:style>
    <style:style style:name="P51" style:family="paragraph" style:parent-style-name="Table_20_Contents" style:list-style-name="L4">
      <style:paragraph-properties fo:line-height="100%" fo:text-align="start" style:justify-single-word="false"/>
      <style:text-properties officeooo:paragraph-rsid="00484d34"/>
    </style:style>
    <style:style style:name="P52" style:family="paragraph" style:parent-style-name="Table_20_Contents" style:list-style-name="L5">
      <style:paragraph-properties fo:line-height="100%" fo:text-align="start" style:justify-single-word="false"/>
      <style:text-properties officeooo:paragraph-rsid="005664f1"/>
    </style:style>
    <style:style style:name="P53" style:family="paragraph" style:parent-style-name="Table_20_Contents" style:list-style-name="L5">
      <style:paragraph-properties fo:line-height="100%" fo:text-align="start" style:justify-single-word="false"/>
      <style:text-properties officeooo:paragraph-rsid="005cfacd"/>
    </style:style>
    <style:style style:name="P54" style:family="paragraph" style:parent-style-name="Table_20_Contents" style:list-style-name="L6">
      <style:paragraph-properties fo:line-height="100%" fo:text-align="start" style:justify-single-word="false"/>
      <style:text-properties officeooo:paragraph-rsid="005fd0ef"/>
    </style:style>
    <style:style style:name="P55" style:family="paragraph" style:parent-style-name="Table_20_Contents" style:list-style-name="L5">
      <style:paragraph-properties fo:line-height="100%" fo:text-align="start" style:justify-single-word="false"/>
      <style:text-properties style:use-window-font-color="true" style:font-name="DejaVu Sans" fo:font-size="10pt" fo:font-weight="normal" officeooo:rsid="00ed72e4" officeooo:paragraph-rsid="005cfacd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cfacd" style:font-size-asian="10pt" style:font-weight-asian="normal" style:font-size-complex="10pt" style:font-weight-complex="normal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style:use-window-font-color="true" fo:font-weight="normal" officeooo:rsid="00e31160" style:font-weight-asian="normal" style:font-weight-complex="normal"/>
    </style:style>
    <style:style style:name="T3" style:family="text">
      <style:text-properties style:use-window-font-color="true" fo:font-weight="normal" officeooo:rsid="005c767f" style:font-weight-asian="normal" style:font-weight-complex="normal"/>
    </style:style>
    <style:style style:name="T4" style:family="text">
      <style:text-properties style:use-window-font-color="true" fo:font-weight="normal" officeooo:rsid="00915c1b" style:font-weight-asian="normal" style:font-weight-complex="normal"/>
    </style:style>
    <style:style style:name="T5" style:family="text">
      <style:text-properties style:use-window-font-color="true" fo:font-weight="normal" officeooo:rsid="003b5edf" style:font-weight-asian="normal" style:font-weight-complex="normal"/>
    </style:style>
    <style:style style:name="T6" style:family="text">
      <style:text-properties style:use-window-font-color="true" fo:font-weight="normal" officeooo:rsid="00439fce" style:font-weight-asian="normal" style:font-weight-complex="normal"/>
    </style:style>
    <style:style style:name="T7" style:family="text">
      <style:text-properties style:use-window-font-color="true" fo:font-weight="normal" officeooo:rsid="0056f1b0" style:font-weight-asian="normal" style:font-weight-complex="normal"/>
    </style:style>
    <style:style style:name="T8" style:family="text">
      <style:text-properties style:use-window-font-color="true" officeooo:rsid="006aac6e"/>
    </style:style>
    <style:style style:name="T9" style:family="text">
      <style:text-properties style:use-window-font-color="true" officeooo:rsid="006eff53"/>
    </style:style>
    <style:style style:name="T10" style:family="text">
      <style:text-properties style:use-window-font-color="true" officeooo:rsid="007c3031"/>
    </style:style>
    <style:style style:name="T11" style:family="text">
      <style:text-properties style:use-window-font-color="true" officeooo:rsid="00d0ca39"/>
    </style:style>
    <style:style style:name="T12" style:family="text">
      <style:text-properties style:use-window-font-color="true" officeooo:rsid="00bbf1f2"/>
    </style:style>
    <style:style style:name="T13" style:family="text">
      <style:text-properties style:use-window-font-color="true" fo:font-weight="bold" officeooo:rsid="003443de" style:font-weight-asian="bold" style:font-weight-complex="bold"/>
    </style:style>
    <style:style style:name="T14" style:family="text">
      <style:text-properties style:use-window-font-color="true" fo:font-weight="bold" officeooo:rsid="004556f0" style:font-weight-asian="bold" style:font-weight-complex="bold"/>
    </style:style>
    <style:style style:name="T15" style:family="text">
      <style:text-properties style:use-window-font-color="true" fo:font-weight="bold" officeooo:rsid="0048702c" style:font-weight-asian="bold" style:font-weight-complex="bold"/>
    </style:style>
    <style:style style:name="T16" style:family="text">
      <style:text-properties style:use-window-font-color="true" officeooo:rsid="000ae359"/>
    </style:style>
    <style:style style:name="T17" style:family="text">
      <style:text-properties style:use-window-font-color="true" officeooo:rsid="00d03c92"/>
    </style:style>
    <style:style style:name="T18" style:family="text">
      <style:text-properties style:use-window-font-color="true" officeooo:rsid="0048702c"/>
    </style:style>
    <style:style style:name="T19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use-window-font-color="true" fo:font-size="10pt" fo:font-weight="normal" officeooo:rsid="00564b0c" style:font-size-asian="10pt" style:font-weight-asian="normal" style:font-size-complex="10pt" style:font-weight-complex="normal"/>
    </style:style>
    <style:style style:name="T21" style:family="text">
      <style:text-properties style:use-window-font-color="true" fo:font-size="10pt" fo:font-weight="normal" officeooo:rsid="006de68c" style:font-size-asian="10pt" style:font-weight-asian="normal" style:font-size-complex="10pt" style:font-weight-complex="normal"/>
    </style:style>
    <style:style style:name="T22" style:family="text">
      <style:text-properties style:use-window-font-color="true" fo:font-size="10pt" fo:font-weight="normal" officeooo:rsid="005636d4" style:font-size-asian="10pt" style:font-weight-asian="normal" style:font-size-complex="10pt" style:font-weight-complex="normal"/>
    </style:style>
    <style:style style:name="T23" style:family="text">
      <style:text-properties style:use-window-font-color="true" fo:font-size="10pt" fo:font-weight="normal" officeooo:rsid="00bd54d7" style:font-size-asian="10pt" style:font-weight-asian="normal" style:font-size-complex="10pt" style:font-weight-complex="normal"/>
    </style:style>
    <style:style style:name="T24" style:family="text">
      <style:text-properties style:use-window-font-color="true" fo:font-size="10pt" fo:font-weight="normal" officeooo:rsid="00d69cf1" style:font-size-asian="10pt" style:font-weight-asian="normal" style:font-size-complex="10pt" style:font-weight-complex="normal"/>
    </style:style>
    <style:style style:name="T25" style:family="text">
      <style:text-properties style:use-window-font-color="true" fo:font-size="10pt" fo:font-weight="normal" officeooo:rsid="00da6695" style:font-size-asian="10pt" style:font-weight-asian="normal" style:font-size-complex="10pt" style:font-weight-complex="normal"/>
    </style:style>
    <style:style style:name="T26" style:family="text">
      <style:text-properties style:use-window-font-color="true" fo:font-size="10pt" fo:font-weight="normal" officeooo:rsid="00380fe0" style:font-size-asian="10pt" style:font-weight-asian="normal" style:font-size-complex="10pt" style:font-weight-complex="normal"/>
    </style:style>
    <style:style style:name="T27" style:family="text">
      <style:text-properties style:use-window-font-color="true" fo:font-size="10pt" fo:font-weight="normal" officeooo:rsid="00bd8999" style:font-size-asian="10pt" style:font-weight-asian="normal" style:font-size-complex="10pt" style:font-weight-complex="normal"/>
    </style:style>
    <style:style style:name="T28" style:family="text">
      <style:text-properties style:use-window-font-color="true" fo:font-size="10pt" fo:font-weight="normal" officeooo:rsid="00484d34" style:font-size-asian="10pt" style:font-weight-asian="normal" style:font-size-complex="10pt" style:font-weight-complex="normal"/>
    </style:style>
    <style:style style:name="T29" style:family="text">
      <style:text-properties style:use-window-font-color="true" fo:font-size="10pt" fo:font-weight="normal" officeooo:rsid="00e31160" style:font-size-asian="10pt" style:font-weight-asian="normal" style:font-size-complex="10pt" style:font-weight-complex="normal"/>
    </style:style>
    <style:style style:name="T30" style:family="text">
      <style:text-properties style:use-window-font-color="true" fo:font-size="10pt" fo:font-weight="normal" officeooo:rsid="00237f4a" style:font-size-asian="10pt" style:font-weight-asian="normal" style:font-size-complex="10pt" style:font-weight-complex="normal"/>
    </style:style>
    <style:style style:name="T31" style:family="text">
      <style:text-properties style:use-window-font-color="true" fo:font-size="10pt" fo:font-weight="normal" officeooo:rsid="00326b9f" style:font-size-asian="10pt" style:font-weight-asian="normal" style:font-size-complex="10pt" style:font-weight-complex="normal"/>
    </style:style>
    <style:style style:name="T32" style:family="text">
      <style:text-properties style:use-window-font-color="true" fo:font-size="10pt" fo:font-weight="normal" officeooo:rsid="00e46673" style:font-size-asian="10pt" style:font-weight-asian="normal" style:font-size-complex="10pt" style:font-weight-complex="normal"/>
    </style:style>
    <style:style style:name="T33" style:family="text">
      <style:text-properties style:use-window-font-color="true" fo:font-size="10pt" fo:font-weight="normal" officeooo:rsid="001900ea" style:font-size-asian="10pt" style:font-weight-asian="normal" style:font-size-complex="10pt" style:font-weight-complex="normal"/>
    </style:style>
    <style:style style:name="T34" style:family="text">
      <style:text-properties style:use-window-font-color="true" fo:font-size="10pt" fo:font-weight="normal" officeooo:rsid="00e75ced" style:font-size-asian="10pt" style:font-weight-asian="normal" style:font-size-complex="10pt" style:font-weight-complex="normal"/>
    </style:style>
    <style:style style:name="T35" style:family="text">
      <style:text-properties style:use-window-font-color="true" fo:font-size="10pt" fo:font-weight="normal" officeooo:rsid="0056f1b0" style:font-size-asian="10pt" style:font-weight-asian="normal" style:font-size-complex="10pt" style:font-weight-complex="normal"/>
    </style:style>
    <style:style style:name="T36" style:family="text">
      <style:text-properties style:use-window-font-color="true" fo:font-size="10pt" fo:font-weight="normal" officeooo:rsid="00578bc4" style:font-size-asian="10pt" style:font-weight-asian="normal" style:font-size-complex="10pt" style:font-weight-complex="normal"/>
    </style:style>
    <style:style style:name="T37" style:family="text">
      <style:text-properties style:use-window-font-color="true" fo:font-size="10pt" fo:font-weight="normal" officeooo:rsid="001ea992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normal" officeooo:rsid="006aac6e" style:font-size-asian="10pt" style:font-weight-asian="normal" style:font-size-complex="10pt" style:font-weight-complex="normal"/>
    </style:style>
    <style:style style:name="T39" style:family="text">
      <style:text-properties style:use-window-font-color="true" fo:font-size="10pt" fo:font-weight="normal" officeooo:rsid="005cfacd" style:font-size-asian="10pt" style:font-weight-asian="normal" style:font-size-complex="10pt" style:font-weight-complex="normal"/>
    </style:style>
    <style:style style:name="T40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use-window-font-color="true" fo:font-size="10pt" fo:font-style="normal" fo:font-weight="normal" officeooo:rsid="004dcdb8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use-window-font-color="true" fo:font-size="10pt" fo:font-style="normal" fo:font-weight="normal" officeooo:rsid="004f390f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use-window-font-color="true" fo:font-size="10pt" fo:font-style="normal" fo:font-weight="normal" officeooo:rsid="00380fe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use-window-font-color="true" fo:font-size="10pt" fo:font-style="normal" fo:font-weight="normal" officeooo:rsid="004d63ce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use-window-font-color="true" fo:font-size="10pt" fo:font-style="normal" fo:font-weight="normal" officeooo:rsid="00a97df5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fo:font-size="10pt" fo:font-style="normal" fo:font-weight="normal" officeooo:rsid="003e562d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fo:font-size="10pt" fo:font-style="normal" fo:font-weight="normal" officeooo:rsid="00bd54d7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style:font-name="DejaVu Sans"/>
    </style:style>
    <style:style style:name="T55" style:family="text">
      <style:text-properties style:use-window-font-color="true" style:font-name="DejaVu Sans" fo:font-size="10pt" fo:font-weight="normal" officeooo:rsid="00ed72e4" style:font-size-asian="10pt" style:font-weight-asian="normal" style:font-size-complex="10pt" style:font-weight-complex="normal"/>
    </style:style>
    <style:style style:name="T56" style:family="text">
      <style:text-properties style:use-window-font-color="true" style:font-name="DejaVu Sans" fo:font-size="10pt" fo:font-weight="normal" officeooo:rsid="00ec0e1b" style:font-size-asian="10pt" style:font-weight-asian="normal" style:font-size-complex="10pt" style:font-weight-complex="normal"/>
    </style:style>
    <style:style style:name="T57" style:family="text">
      <style:text-properties style:use-window-font-color="true" style:font-name="DejaVu Sans" fo:font-size="10pt" fo:font-weight="normal" officeooo:rsid="004f390f" style:font-size-asian="10pt" style:font-weight-asian="normal" style:font-size-complex="10pt" style:font-weight-complex="normal"/>
    </style:style>
    <style:style style:name="T58" style:family="text">
      <style:text-properties style:use-window-font-color="true" style:font-name="DejaVu Sans" fo:font-size="10pt" fo:font-weight="normal" officeooo:rsid="00129606" style:font-size-asian="10pt" style:font-weight-asian="normal" style:font-size-complex="10pt" style:font-weight-complex="normal"/>
    </style:style>
    <style:style style:name="T59" style:family="text">
      <style:text-properties style:use-window-font-color="true" style:font-name="DejaVu Sans" fo:font-size="10pt" fo:font-weight="normal" officeooo:rsid="00ea6b41" style:font-size-asian="10pt" style:font-weight-asian="normal" style:font-size-complex="10pt" style:font-weight-complex="normal"/>
    </style:style>
    <style:style style:name="T60" style:family="text">
      <style:text-properties style:use-window-font-color="true" style:font-name="DejaVu Sans" fo:font-size="10pt" fo:font-weight="normal" officeooo:rsid="00c4ad95" style:font-size-asian="10pt" style:font-weight-asian="normal" style:font-size-complex="10pt" style:font-weight-complex="normal"/>
    </style:style>
    <style:style style:name="T61" style:family="text">
      <style:text-properties style:use-window-font-color="true" style:font-name="DejaVu Sans" fo:font-size="10pt" fo:font-weight="normal" officeooo:rsid="00c563c1" style:font-size-asian="10pt" style:font-weight-asian="normal" style:font-size-complex="10pt" style:font-weight-complex="normal"/>
    </style:style>
    <style:style style:name="T62" style:family="text">
      <style:text-properties style:use-window-font-color="true" style:font-name="DejaVu Sans" fo:font-size="10pt" fo:font-weight="normal" officeooo:rsid="002f213a" style:font-size-asian="10pt" style:font-weight-asian="normal" style:font-size-complex="10pt" style:font-weight-complex="normal"/>
    </style:style>
    <style:style style:name="T63" style:family="text">
      <style:text-properties style:use-window-font-color="true" style:font-name="DejaVu Sans" fo:font-size="10pt" fo:font-weight="normal" officeooo:rsid="005fd0ef" style:font-size-asian="10pt" style:font-weight-asian="normal" style:font-size-complex="10pt" style:font-weight-complex="normal"/>
    </style:style>
    <style:style style:name="T64" style:family="text">
      <style:text-properties style:use-window-font-color="true" style:font-name="DejaVu Sans" fo:font-size="10pt" fo:font-weight="normal" officeooo:rsid="0061b655" style:font-size-asian="10pt" style:font-weight-asian="normal" style:font-size-complex="10pt" style:font-weight-complex="normal"/>
    </style:style>
    <style:style style:name="T65" style:family="text">
      <style:text-properties style:use-window-font-color="true" style:font-name="DejaVu Sans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use-window-font-color="true" style:font-name="DejaVu Sans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use-window-font-color="true" style:font-name="DejaVu Sans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use-window-font-color="true" style:font-name="DejaVu Sans" officeooo:rsid="00522aaa" style:font-size-asian="10pt"/>
    </style:style>
    <style:style style:name="T69" style:family="text">
      <style:text-properties style:use-window-font-color="true" style:font-name="DejaVu Sans" officeooo:rsid="00532280" style:font-size-asian="10pt"/>
    </style:style>
    <style:style style:name="T70" style:family="text">
      <style:text-properties style:use-window-font-color="true" style:font-name="DejaVu Sans" officeooo:rsid="005a2c6f"/>
    </style:style>
    <style:style style:name="T71" style:family="text">
      <style:text-properties style:use-window-font-color="true" style:font-name="DejaVu Sans" officeooo:rsid="005ba9f6"/>
    </style:style>
    <style:style style:name="T72" style:family="text">
      <style:text-properties style:use-window-font-color="true" officeooo:rsid="005cfacd"/>
    </style:style>
    <style:style style:name="T73" style:family="text">
      <style:text-properties fo:font-weight="normal" officeooo:rsid="0082f2df" style:font-weight-asian="normal" style:font-weight-complex="normal"/>
    </style:style>
    <style:style style:name="T74" style:family="text">
      <style:text-properties fo:font-weight="normal" officeooo:rsid="002f283b" style:font-weight-asian="normal" style:font-weight-complex="normal"/>
    </style:style>
    <style:style style:name="T75" style:family="text">
      <style:text-properties fo:font-weight="normal" officeooo:rsid="00115d46" style:font-weight-asian="normal" style:font-weight-complex="normal"/>
    </style:style>
    <style:style style:name="T76" style:family="text">
      <style:text-properties officeooo:rsid="0082f2df"/>
    </style:style>
    <style:style style:name="T77" style:family="text">
      <style:text-properties officeooo:rsid="0083bcd1"/>
    </style:style>
    <style:style style:name="T78" style:family="text">
      <style:text-properties fo:font-variant="small-caps"/>
    </style:style>
    <style:style style:name="T79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80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81" style:family="text">
      <style:text-properties fo:font-variant="small-caps" officeooo:rsid="000ddb0c"/>
    </style:style>
    <style:style style:name="T82" style:family="text">
      <style:text-properties fo:font-variant="small-caps" fo:font-weight="normal" officeooo:rsid="000ae359" style:font-weight-asian="normal" style:font-weight-complex="normal"/>
    </style:style>
    <style:style style:name="T83" style:family="text">
      <style:text-properties fo:font-variant="small-caps" fo:font-weight="normal" officeooo:rsid="00f86a0b" style:font-weight-asian="normal" style:font-weight-complex="normal"/>
    </style:style>
    <style:style style:name="T84" style:family="text">
      <style:text-properties officeooo:rsid="001900ea"/>
    </style:style>
    <style:style style:name="T85" style:family="text">
      <style:text-properties officeooo:rsid="004dcdb8"/>
    </style:style>
    <style:style style:name="T86" style:family="text">
      <style:text-properties officeooo:rsid="00533694"/>
    </style:style>
    <style:style style:name="T87" style:family="text">
      <style:text-properties officeooo:rsid="005636d4"/>
    </style:style>
    <style:style style:name="T88" style:family="text">
      <style:text-properties officeooo:rsid="00569ac4"/>
    </style:style>
    <style:style style:name="T89" style:family="text">
      <style:text-properties officeooo:rsid="00578bc4"/>
    </style:style>
    <style:style style:name="T90" style:family="text">
      <style:text-properties officeooo:rsid="005a2c6f"/>
    </style:style>
    <style:style style:name="T91" style:family="text">
      <style:text-properties style:font-name="DejaVu Sans" officeooo:rsid="005636d4"/>
    </style:style>
    <style:style style:name="T92" style:family="text">
      <style:text-properties officeooo:rsid="0061cb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81">J</text:span><text:span text:style-name="T78">oshua Humpherys</text:span></text:p>
      <text:p text:style-name="P15">Greater San Diego Area</text:p>
      <text:p text:style-name="P4"><text:a xlink:type="simple" xlink:href="mailto:joshua.humpherys@gmail.com" text:style-name="Internet_20_link" text:visited-style-name="Visited_20_Internet_20_Link"><text:span text:style-name="T54">joshua.humpherys@gmail.com</text:span></text:a><text:span text:style-name="T68"> <text:s/>| <text:s/></text:span><text:span text:style-name="T69">442-888-9000</text:span></text:p>
      <text:p text:style-name="P5"><text:a xlink:type="simple" xlink:href="https://www.joshhumpherys.com/" text:style-name="Internet_20_link" text:visited-style-name="Visited_20_Internet_20_Link"><text:span text:style-name="T71">joshhumpherys.com</text:span></text:a><text:span text:style-name="T70"> <text:s/></text:span><text:span text:style-name="T71">| <text:s/></text:span><text:a xlink:type="simple" xlink:href="https://www.linkedin.com/in/joshhumpherys/" text:style-name="Internet_20_link" text:visited-style-name="Visited_20_Internet_20_Link"><text:span text:style-name="T54">linkedin.com/in/joshhumpherys</text:span></text:a><text:span text:style-name="T70"> <text:s/></text:span><text:span text:style-name="T71">| <text:s/></text:span><text:a xlink:type="simple" xlink:href="https://github.com/JoshHumpherys" text:style-name="Internet_20_link" text:visited-style-name="Visited_20_Internet_20_Link"><text:span text:style-name="T70">github.com/joshhumpherys</text:span></text:a></text:p>
      <text:p text:style-name="P16"/>
      <text:p text:style-name="P17">Software <text:span text:style-name="T89">engineer</text:span> <text:span text:style-name="T89">pursuing a full-time development position at a fast-paced company</text:span></text:p>
      <text:p text:style-name="P23"/>
      <text:p text:style-name="P32">Skills</text:p>
      <text:p text:style-name="P1"><text:span text:style-name="T1">Java <text:s/>| <text:s/>C# <text:s/>| <text:s/>Java</text:span><text:span text:style-name="T2">S</text:span><text:span text:style-name="T1">cript <text:s/>| <text:s/>CSS <text:s/>| <text:s/>HTML <text:s/>| <text:s/>React <text:s/>| <text:s/>Redux <text:s/>| <text:s/>Node.js <text:s/>| <text:s/>Gulp <text:s/>| <text:s/></text:span><text:span text:style-name="T7">Ninject <text:s/>| <text:s/></text:span><text:span text:style-name="T1">MySQL <text:s/>| <text:s/></text:span><text:span text:style-name="T3">LaTeX</text:span></text:p>
      <text:p text:style-name="P2"><text:span text:style-name="T1">Git/Git</text:span><text:span text:style-name="T4">H</text:span><text:span text:style-name="T1">ub <text:s/>| <text:s/>IntelliJ/Web</text:span><text:span text:style-name="T5">S</text:span><text:span text:style-name="T1">torm <text:s/></text:span><text:span text:style-name="T6">| <text:s/>Visual Studio</text:span><text:span text:style-name="T1"> <text:s/>| <text:s/>Android Studio</text:span><text:span text:style-name="T6"> <text:s/></text:span><text:span text:style-name="T1">| <text:s/>Eclipse <text:s/>| <text:s/>Android <text:s/>| <text:s/>Linux <text:s/>| <text:s/>Windows</text:span></text:p>
      <text:p text:style-name="P3"/>
      <text:p text:style-name="P32">Educati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B.A. Computer Science and Mathematics</text:p>
            <text:p text:style-name="P36"><text:span text:style-name="T38">Covenant College; Lookout Mountain, GA; </text:span><text:span text:style-name="T39">G</text:span><text:span text:style-name="T37">raduation: May 2018</text:span></text:p>
            <text:list xml:id="list393270501" text:style-name="L1">
              <text:list-item>
                <text:p text:style-name="P39"><text:span text:style-name="T36">C</text:span><text:span text:style-name="T20">oncentrating in cybersecurity and software engineering</text:span></text:p>
              </text:list-item>
              <text:list-item>
                <text:p text:style-name="P40"><text:span text:style-name="T37">G</text:span><text:span text:style-name="T21">PA: 3.9</text:span><text:span text:style-name="T22">5</text:span><text:span text:style-name="T21">/4.00</text:span></text:p>
              </text:list-item>
            </text:list>
          </table:table-cell>
        </table:table-row>
      </table:table>
      <text:p text:style-name="P8"/>
      <text:p text:style-name="P33">Coursework</text:p>
      <text:p text:style-name="P9">Discrete Structures <text:s/>| <text:s/>Data Structures and Algorithms <text:s/>| <text:s/>Database Systems <text:s/><text:span text:style-name="T86">| <text:s/>Software Engineering</text:span></text:p>
      <text:p text:style-name="P10">Computer Organization <text:s/>| <text:s/>Operating Systems <text:s/>| <text:s/>Network Programming <text:s/>| <text:s/>Programming Languages</text:p>
      <text:p text:style-name="P11">Foundations of Computational Theory <text:s/><text:span text:style-name="T88">| <text:s/>Introduction to AI and ML <text:s/>| <text:s/></text:span>Software Security Engineering</text:p>
      <text:p text:style-name="P10">Computer and Information Security <text:s/>| <text:s/>Cyber Defense and Digital Forensics <text:s/><text:span text:style-name="T88">| <text:s/></text:span>Cryptography</text:p>
      <text:p text:style-name="P11">Linear Algebra <text:s/><text:span text:style-name="T90">| <text:s/></text:span>Modern Algebra <text:s/>| <text:s/>Formal Logic <text:s/>| <text:s/>Real Analysis <text:s/>| <text:s/>Complex Variables</text:p>
      <text:p text:style-name="P11">Calculus III <text:s/><text:span text:style-name="T90">| <text:s/></text:span>Differential Equations <text:s/>| <text:s/>Proofs and Expositions <text:s/>| <text:s/>Probability</text:p>
      <text:p text:style-name="P8"/>
      <text:p text:style-name="P30"><text:span text:style-name="T82">Experienc</text:span><text:span text:style-name="T83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7"><text:span text:style-name="T15">Software Engineering </text:span><text:span text:style-name="T13">Intern</text:span></text:p>
            <text:p text:style-name="P37"><text:span text:style-name="T18">Illumina</text:span><text:span text:style-name="T8">; </text:span><text:span text:style-name="T18">San Diego, CA</text:span><text:span text:style-name="T8">; </text:span><text:span text:style-name="T72">May 2017 – August 2017</text:span></text:p>
            <text:list xml:id="list2174391719" text:style-name="L2">
              <text:list-item>
                <text:p text:style-name="P46"><text:span text:style-name="T41">W</text:span><text:span text:style-name="T40">orked on Project Firefly, creating </text:span><text:span text:style-name="T42">various applications for </text:span><text:span text:style-name="T43">both</text:span><text:span text:style-name="T42"> end-users and manufacturers</text:span></text:p>
              </text:list-item>
              <text:list-item>
                <text:p text:style-name="P47"><text:span text:style-name="T44">W</text:span><text:span text:style-name="T40">rote </text:span><text:span text:style-name="T45">re-usable, cross-instrument libraries </text:span><text:span text:style-name="T42">and </text:span><text:span text:style-name="T40">front-end C# applications </text:span><text:span text:style-name="T42">using WPF and UWP</text:span></text:p>
              </text:list-item>
              <text:list-item>
                <text:p text:style-name="P48"><text:span text:style-name="T46">I</text:span><text:span text:style-name="T40">ntegrated quickly into a professional environment </text:span><text:span text:style-name="T42">and helped keep our team on schedule</text:span></text:p>
              </text:list-item>
            </text:list>
            <text:p text:style-name="P26"/>
            <text:p text:style-name="P37"><text:span text:style-name="T14">Full-Stack</text:span><text:span text:style-name="T13"> Web Development Intern</text:span></text:p>
            <text:p text:style-name="P37"><text:span text:style-name="T10">Paragon Component Systems</text:span><text:span text:style-name="T8">; </text:span><text:span text:style-name="T10">Chattanooga, TN</text:span><text:span text:style-name="T8">; </text:span><text:span text:style-name="T72">June 2016 – August 2016</text:span></text:p>
            <text:list xml:id="list220212258980192" text:continue-numbering="true" text:style-name="L2">
              <text:list-item>
                <text:p text:style-name="P41"><text:span text:style-name="T53">Developed</text:span><text:span text:style-name="T41"> in-browser engineering software </text:span><text:span text:style-name="T48">using React and Redux</text:span></text:p>
              </text:list-item>
              <text:list-item>
                <text:p text:style-name="P42"><text:span text:style-name="T49">Add</text:span><text:span text:style-name="T47">ed</text:span><text:span text:style-name="T49"> routes to </text:span><text:span text:style-name="T50">the</text:span><text:span text:style-name="T49"> server and updat</text:span><text:span text:style-name="T47">ed</text:span><text:span text:style-name="T49"> </text:span><text:span text:style-name="T50">the</text:span><text:span text:style-name="T49"> database schema using</text:span><text:span text:style-name="T44"> C# </text:span><text:span text:style-name="T51">and</text:span><text:span text:style-name="T49"> </text:span><text:span text:style-name="T44">Entity Framework</text:span></text:p>
              </text:list-item>
              <text:list-item>
                <text:p text:style-name="P42"><text:span text:style-name="T52">Contribut</text:span><text:span text:style-name="T47">ed</text:span><text:span text:style-name="T52"> significantly to</text:span><text:span text:style-name="T46"> a team of </text:span><text:span text:style-name="T52">only</text:span><text:span text:style-name="T46"> 6-8 developers</text:span></text:p>
              </text:list-item>
            </text:list>
            <text:p text:style-name="P24"/>
            <text:p text:style-name="P22">Android Development Volunteer</text:p>
            <text:p text:style-name="P37"><text:span text:style-name="T17">LightSys </text:span><text:span text:style-name="T11">Technology Services</text:span><text:span text:style-name="T9">; </text:span><text:span text:style-name="T11">Colorado Springs, C</text:span><text:span text:style-name="T16">O</text:span><text:span text:style-name="T9">; </text:span><text:span text:style-name="T11">March 2016</text:span></text:p>
            <text:list xml:id="list946098388" text:style-name="L3">
              <text:list-item>
                <text:p text:style-name="P43"><text:span text:style-name="T39">Implemented</text:span><text:span text:style-name="T24"> an </text:span><text:span text:style-name="T25">Android app </text:span><text:span text:style-name="T26">to accompany LightSys’ CRM software</text:span></text:p>
              </text:list-item>
              <text:list-item>
                <text:p text:style-name="P50"><text:span text:style-name="T65">Source code</text:span><text:span text:style-name="T66">: </text:span><text:a xlink:type="simple" xlink:href="https://github.com/LightSys/kardia_android_crm" text:style-name="Internet_20_link" text:visited-style-name="Visited_20_Internet_20_Link"><text:span text:style-name="T67">https://github.com/LightSys/kardia_android_crm</text:span></text:a></text:p>
              </text:list-item>
            </text:list>
            <text:p text:style-name="P25"/>
            <text:p text:style-name="P22">Software Development Volunteer</text:p>
            <text:p text:style-name="P37"><text:span text:style-name="T12">Invasion Laser Tag</text:span><text:span text:style-name="T9">; </text:span><text:span text:style-name="T12">San Marcos, CA</text:span><text:span text:style-name="T9">; </text:span><text:span text:style-name="T12">July 2015</text:span></text:p>
            <text:list xml:id="list3857973582" text:style-name="L4">
              <text:list-item>
                <text:p text:style-name="P44"><text:span text:style-name="T39">Built</text:span><text:span text:style-name="T23"> a Java application to generate “Happy Birthday” images, </text:span><text:span text:style-name="T27">with </text:span><text:span text:style-name="T28">a </text:span><text:span text:style-name="T27">custom name and color</text:span></text:p>
              </text:list-item>
              <text:list-item>
                <text:p text:style-name="P51"><text:span text:style-name="T60">Source </text:span><text:span text:style-name="T61">code</text:span><text:span text:style-name="T60">: </text:span><text:a xlink:type="simple" xlink:href="https://github.com/JoshHumpherys/Birthday-Names" text:style-name="Internet_20_link" text:visited-style-name="Visited_20_Internet_20_Link"><text:span text:style-name="T62">https://github.com/JoshHumpherys/Birthday-Names</text:span></text:a></text:p>
              </text:list-item>
            </text:list>
          </table:table-cell>
        </table:table-row>
      </table:table>
      <text:p text:style-name="P19"/>
      <text:p text:style-name="P34">Projects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92">Color Timer</text:span>; <text:span text:style-name="T87">January</text:span><text:span text:style-name="T91"> 2018 – Present</text:span></text:p>
            <text:list xml:id="list2167487484" text:style-name="L5">
              <text:list-item>
                <text:p text:style-name="P49"><text:span text:style-name="T20">Developing</text:span><text:span text:style-name="T19"> a </text:span><text:span text:style-name="T20">browser-based timer for speedcubers to record solve time</text:span><text:span text:style-name="T35">s</text:span><text:span text:style-name="T20"> and perform analysis</text:span></text:p>
              </text:list-item>
              <text:list-item>
                <text:p text:style-name="P52"><text:span text:style-name="T55">Source code: </text:span><text:a xlink:type="simple" xlink:href="https://github.com/JoshHumpherys/color-timer" text:style-name="Internet_20_link" text:visited-style-name="Visited_20_Internet_20_Link"><text:span text:style-name="T56">https://github.com/JoshHumpherys/</text:span></text:a><text:a xlink:type="simple" xlink:href="https://github.com/JoshHumpherys/color-timer" text:style-name="Internet_20_link" text:visited-style-name="Visited_20_Internet_20_Link"><text:span text:style-name="T64">color-timer</text:span></text:a></text:p>
              </text:list-item>
            </text:list>
            <text:p text:style-name="P27"/>
            <text:p text:style-name="P6"><text:span text:style-name="T85">AutomaDraw</text:span>; <text:span text:style-name="T85">July 2017 – December 2017</text:span></text:p>
            <text:list xml:id="list220211692291267" text:continue-numbering="true" text:style-name="L5">
              <text:list-item>
                <text:p text:style-name="P49"><text:span text:style-name="T19">Programm</text:span><text:span text:style-name="T20">ed</text:span><text:span text:style-name="T19"> a web app to create and analyze various automata and formal grammars</text:span></text:p>
              </text:list-item>
              <text:list-item>
                <text:p text:style-name="P52"><text:span text:style-name="T55">Source code: </text:span><text:a xlink:type="simple" xlink:href="https://github.com/JoshHumpherys/AutomaDraw" text:style-name="Internet_20_link" text:visited-style-name="Visited_20_Internet_20_Link"><text:span text:style-name="T56">https://github.com/JoshHumpherys/</text:span></text:a><text:a xlink:type="simple" xlink:href="https://github.com/JoshHumpherys/AutomaDraw" text:style-name="Internet_20_link" text:visited-style-name="Visited_20_Internet_20_Link"><text:span text:style-name="T57">AutomaDraw</text:span></text:a></text:p>
              </text:list-item>
            </text:list>
            <text:p text:style-name="P29"/>
            <text:p text:style-name="P35"><text:span text:style-name="T33">Penguin Game</text:span><text:span text:style-name="T29">; </text:span><text:span text:style-name="T20">January</text:span><text:span text:style-name="T34"> 2016 </text:span><text:span text:style-name="T20">– March 2016</text:span></text:p>
            <text:list xml:id="list4194081305" text:style-name="L6">
              <text:list-item>
                <text:p text:style-name="P45"><text:span text:style-name="T29">Designed and </text:span><text:span text:style-name="T30">wrote</text:span><text:span text:style-name="T29"> a 2D platformer from scratch using Java</text:span><text:span text:style-name="T31">S</text:span><text:span text:style-name="T29">cript </text:span><text:span text:style-name="T32">to ask a girl to a school dance</text:span></text:p>
              </text:list-item>
              <text:list-item>
                <text:p text:style-name="P54"><text:span text:style-name="T63">Source code</text:span><text:span text:style-name="T59">: </text:span><text:a xlink:type="simple" xlink:href="https://github.com/JoshHumpherys/PenguinGame" text:style-name="Internet_20_link" text:visited-style-name="Visited_20_Internet_20_Link"><text:span text:style-name="T63">https://github.com/JoshHumpherys/PenguinGame</text:span></text:a></text:p>
              </text:list-item>
            </text:list>
            <text:p text:style-name="P28"/>
            <text:p text:style-name="P7"/>
            <text:p text:style-name="P7"><text:soft-page-break/><text:span text:style-name="T84">Colors</text:span>; August 2016</text:p>
            <text:list xml:id="list220212443321158" text:continue-list="list220211692291267" text:style-name="L5">
              <text:list-item>
                <text:p text:style-name="P55">Created an Android app to change the wallpaper color to a random color every day at midnight</text:p>
              </text:list-item>
              <text:list-item>
                <text:p text:style-name="P53"><text:span text:style-name="T55">Source code: </text:span><text:a xlink:type="simple" xlink:href="https://github.com/JoshHumpherys/Colors" text:style-name="Internet_20_link" text:visited-style-name="Visited_20_Internet_20_Link"><text:span text:style-name="T56">https://github.com/JoshHumpherys/</text:span></text:a><text:a xlink:type="simple" xlink:href="https://github.com/JoshHumpherys/Colors" text:style-name="Internet_20_link" text:visited-style-name="Visited_20_Internet_20_Link"><text:span text:style-name="T58">Colors</text:span></text:a></text:p>
              </text:list-item>
            </text:list>
          </table:table-cell>
        </table:table-row>
      </table:table>
      <text:p text:style-name="P31"/>
      <text:p text:style-name="P18"><text:span text:style-name="T80">A</text:span><text:span text:style-name="T79">wards and Honors</text:span></text:p>
      <text:p text:style-name="P12">Male Scholar-Athlete of the Year <text:s/>| <text:s/>United States Marine Corps Scholastic Excellence Award</text:p>
      <text:p text:style-name="P13">AP Scholar with Distinction</text:p>
      <text:p text:style-name="P8"/>
      <text:p text:style-name="P18"><text:span text:style-name="T80">I</text:span><text:span text:style-name="T79">nterests and Hobbies</text:span></text:p>
      <text:p text:style-name="P14">Developing retro-style arcade games <text:s/>| <text:s/><text:span text:style-name="T76">Developing </text:span>Android apps <text:s/>| <text:s/><text:span text:style-name="T76">R</text:span>eading about new technology</text:p>
      <text:p text:style-name="P14"><text:span text:style-name="T76">L</text:span>earning more about Material Design and user experience <text:s/>| <text:s/><text:span text:style-name="T76">S</text:span>peedcubing (Rubik’s cube) <text:s/>| <text:s/><text:span text:style-name="T77">Playing v</text:span>olleyball</text:p>
      <text:p text:style-name="P20"><text:span text:style-name="T73">Playing F</text:span><text:span text:style-name="T74">risbee</text:span><text:span text:style-name="T75">™</text:span><text:span text:style-name="T74"> <text:s/>| <text:s/></text:span><text:span text:style-name="T73">R</text:span><text:span text:style-name="T74">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01in" fo:margin-bottom="0.4201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8-01-26T22:02:10.618680762</dc:date>
    <meta:editing-duration>PT6H51M34S</meta:editing-duration>
    <meta:editing-cycles>66</meta:editing-cycles>
    <meta:generator>LibreOffice/5.3.1.2$Linux_X86_64 LibreOffice_project/30m0$Build-2</meta:generator>
    <meta:document-statistic meta:table-count="3" meta:image-count="0" meta:object-count="0" meta:page-count="2" meta:paragraph-count="59" meta:word-count="478" meta:character-count="3448" meta:non-whitespace-character-count="2956"/>
  </office:meta>
</office:document-meta>
</file>